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0.379cm"/>
      <style:text-properties style:font-name="Courier 10 Pitch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C*</text:p>
      <text:p text:style-name="P1"><text:s text:c="3"/>C* <text:s text:c="11"/>Factor 1 <text:s/>Op <text:s text:c="2"/>Factor 2 <text:s/>Result <text:s text:c="10"/>Comments</text:p>
      <text:p text:style-name="P1"><text:s text:c="3"/>C*</text:p>
      <text:p text:style-name="P1"><text:s text:c="3"/>C* -----------State 0 --------------------------------------------</text:p>
      <text:p text:style-name="P1"><text:s text:c="3"/>C*</text:p>
      <text:p text:style-name="P1"><text:s text:c="3"/>C <text:s text:c="12"/>STATE <text:s text:c="4"/>IFEQ 0</text:p>
      <text:p text:style-name="P1"><text:s text:c="3"/>C <text:s text:c="12"/>CURCHAR <text:s text:c="2"/>CASLT'0' <text:s text:c="6"/>REJECT</text:p>
      <text:p text:style-name="P1"><text:s text:c="3"/>C <text:s text:c="12"/>CURCHAR <text:s text:c="2"/>CASGT'9' <text:s text:c="6"/>REJECT</text:p>
      <text:p text:style-name="P1"><text:s text:c="3"/>C <text:s text:c="22"/>CAS <text:s text:c="11"/>STATE=1</text:p>
      <text:p text:style-name="P1"><text:s text:c="3"/>C <text:s text:c="22"/>END</text:p>
      <text:p text:style-name="P1"><text:s text:c="3"/>C <text:s text:c="22"/>ELSE</text:p>
      <text:p text:style-name="P1"><text:s text:c="3"/>C*</text:p>
      <text:p text:style-name="P1"><text:s text:c="3"/>C* -----------State 1 --------------------------------------------</text:p>
      <text:p text:style-name="P1"><text:s text:c="3"/>C*</text:p>
      <text:p text:style-name="P1"><text:s text:c="3"/>C <text:s text:c="12"/>STATE <text:s text:c="4"/>IFEQ 1</text:p>
      <text:p text:style-name="P1"><text:s text:c="3"/>C <text:s text:c="12"/>CURCHAR <text:s text:c="2"/>CASLT'.' <text:s text:c="6"/>STATE=2</text:p>
      <text:p text:style-name="P1"><text:s text:c="3"/>C <text:s text:c="12"/>CURCHAR <text:s text:c="2"/>CASLT'0' <text:s text:c="6"/>ACCEPT</text:p>
      <text:p text:style-name="P1"><text:s text:c="3"/>C <text:s text:c="12"/>CURCHAR <text:s text:c="2"/>CASGT'9' <text:s text:c="6"/>ACCEPT</text:p>
      <text:p text:style-name="P1"><text:s text:c="3"/>C <text:s text:c="22"/>END</text:p>
      <text:p text:style-name="P1"><text:s text:c="3"/>C <text:s text:c="22"/>ELSE</text:p>
      <text:p text:style-name="P1"><text:s text:c="3"/>C*</text:p>
      <text:p text:style-name="P1"><text:s text:c="3"/>C* -----------State 2 --------------------------------------------</text:p>
      <text:p text:style-name="P1"><text:s text:c="3"/>C*</text:p>
      <text:p text:style-name="P1"><text:s text:c="3"/>C <text:s text:c="12"/>STATE <text:s text:c="4"/>IFEQ 2</text:p>
      <text:p text:style-name="P1"><text:s text:c="3"/>C <text:s text:c="12"/>CURCHAR <text:s text:c="2"/>CASLT'0' <text:s text:c="6"/>REJECT</text:p>
      <text:p text:style-name="P1"><text:s text:c="3"/>C <text:s text:c="12"/>CURCHAR <text:s text:c="2"/>CASGT'9' <text:s text:c="6"/>REJECT</text:p>
      <text:p text:style-name="P1"><text:s text:c="3"/>C <text:s text:c="22"/>CAS <text:s text:c="11"/>STATE=3</text:p>
      <text:p text:style-name="P1"><text:s text:c="3"/>C <text:s text:c="22"/>END</text:p>
      <text:p text:style-name="P1"><text:s text:c="3"/>C <text:s text:c="22"/>ELSE</text:p>
      <text:p text:style-name="P1"><text:s text:c="3"/>C*</text:p>
      <text:p text:style-name="P1"><text:s text:c="3"/>C* -----------State 3 --------------------------------------------</text:p>
      <text:p text:style-name="P1"><text:s text:c="3"/>C*</text:p>
      <text:p text:style-name="P1"><text:s text:c="3"/>C <text:s text:c="12"/>STATE <text:s text:c="4"/>IFEQ 3</text:p>
      <text:p text:style-name="P1"><text:s text:c="3"/>C <text:s text:c="12"/>CURCHAR <text:s text:c="2"/>CASLT'0' <text:s text:c="6"/>ACCEPT</text:p>
      <text:p text:style-name="P1"><text:s text:c="3"/>C <text:s text:c="12"/>CURCHAR <text:s text:c="2"/>CASGT'9' <text:s text:c="6"/>ACCEPT</text:p>
      <text:p text:style-name="P1"><text:s text:c="3"/>C <text:s text:c="22"/>END</text:p>
      <text:p text:style-name="P1"><text:s text:c="3"/>C <text:s text:c="22"/>ELSE</text:p>
      <text:p text:style-name="P1"><text:s text:c="3"/>C*</text:p>
      <text:p text:style-name="P1"><text:s text:c="3"/>C* ----------------------------------------------------------------</text:p>
      <text:p text:style-name="P1"><text:s text:c="3"/>C*</text:p>
      <text:p text:style-name="P1"><text:s text:c="3"/>C <text:s text:c="22"/>END <text:s text:c="28"/>End for state 3</text:p>
      <text:p text:style-name="P1"><text:s text:c="3"/>C <text:s text:c="22"/>END <text:s text:c="28"/>End for state 2</text:p>
      <text:p text:style-name="P1"><text:s text:c="3"/>C <text:s text:c="22"/>END <text:s text:c="28"/>End for state 1</text:p>
      <text:p text:style-name="P1"><text:s text:c="3"/>C <text:s text:c="22"/>END <text:s text:c="28"/>End for state 0</text:p>
      <text:p text:style-name="P1"><text:s text:c="3"/>C*</text:p>
      <text:p text:style-name="P1"><text:s text:c="3"/>C* ----------------------------------------------------------------</text:p>
      <text:p text:style-name="P1"><text:s text:c="3"/>C*</text:p>
      <text:p text:style-name="P1"><text:s text:c="3"/>C <text:s text:c="12"/>STATE=1 <text:s text:c="2"/>BEGSR</text:p>
      <text:p text:style-name="P1"><text:s text:c="3"/>C <text:s text:c="22"/>Z-ADD1 <text:s text:c="8"/>STATE</text:p>
      <text:p text:style-name="P1"><text:s text:c="3"/>C <text:s text:c="22"/>ENDSR</text:p>
      <text:p text:style-name="P1"><text:s text:c="3"/>C*</text:p>
      <text:p text:style-name="P1"><text:s text:c="3"/>C <text:s text:c="12"/>STATE=2 <text:s text:c="2"/>BEGSR</text:p>
      <text:p text:style-name="P1"><text:s text:c="3"/>C <text:s text:c="22"/>Z-ADD2 <text:s text:c="8"/>STATE</text:p>
      <text:p text:style-name="P1"><text:s text:c="3"/>C <text:s text:c="22"/>ENDSR</text:p>
      <text:p text:style-name="P1"><text:s text:c="3"/>C*</text:p>
      <text:p text:style-name="P1"><text:s text:c="3"/>C <text:s text:c="12"/>STATE=3 <text:s text:c="2"/>BEGSR</text:p>
      <text:p text:style-name="P1"><text:s text:c="3"/>C <text:s text:c="22"/>Z-ADD3 <text:s text:c="8"/>STATE</text:p>
      <text:p text:style-name="P1"><text:s text:c="3"/>C <text:s text:c="22"/>ENDSR</text:p>
      <text:p text:style-name="P1"><text:s text:c="3"/>C*</text:p>
      <text:p text:style-name="P1"><text:s text:c="3"/>C <text:s text:c="12"/>ACCEPT <text:s text:c="3"/>BEGSR</text:p>
      <text:p text:style-name="P1"><text:s text:c="3"/>C <text:s text:c="22"/>ENDSR</text:p>
      <text:p text:style-name="P1"><text:s text:c="3"/>C*</text:p>
      <text:p text:style-name="P1"><text:s text:c="3"/>C <text:s text:c="12"/>REJECT <text:s text:c="3"/>BEGSR</text:p>
      <text:p text:style-name="P1"><text:s text:c="3"/>C <text:s text:c="22"/>ENDS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</office:styles>
  <office:automatic-styles>
    <style:page-layout style:name="pm1">
      <style:page-layout-properties fo:page-width="21.59cm" fo:page-height="27.94cm" style:num-format="1" style:print-orientation="portrait" fo:margin-top="1.7cm" fo:margin-bottom="1.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26T09:31:34</meta:creation-date>
    <dc:date>2009-02-26T14:16:47</dc:date>
    <meta:editing-cycles>1</meta:editing-cycles>
    <meta:editing-duration>PT4H45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4" meta:word-count="188" meta:character-count="2232"/>
  </office:meta>
</office:document-meta>
</file>